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  <style:text-properties fo:font-size="40pt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size="40pt" fo:font-weight="bold"/>
    </style:style>
    <style:style style:name="T2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648cm" svg:height="1.827cm" svg:x="3.852cm" svg:y="4cm">
          <draw:text-box>
            <text:p text:style-name="P1"><text:span text:style-name="T1">Ontology reasoning in Python</text:span></text:p>
          </draw:text-box>
        </draw:frame>
        <draw:frame draw:style-name="gr2" draw:layer="layout" svg:width="10.112cm" svg:height="1.673cm" svg:x="16cm" svg:y="16.327cm">
          <draw:text-box>
            <text:p text:style-name="P1">PyPy project</text:p>
            <text:p text:style-name="P1">Anders Lehmann, DFKI june 2006</text:p>
          </draw:text-box>
        </draw:frame>
        <presentation:notes draw:style-name="dp2">
          <draw:page-thumbnail draw:style-name="gr3" draw:layer="layout" svg:width="14.848cm" svg:height="11.136cm" svg:x="3.07cm" svg:y="2.257cm" draw:page-number="1" presentation:class="page"/>
          <draw:frame presentation:style-name="pr1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layer="layout" svg:width="0.68cm" svg:height="0.962cm" svg:x="4.251cm" svg:y="4cm">
          <draw:text-box>
            <text:p text:style-name="P1"><text:s/></text:p>
          </draw:text-box>
        </draw:frame>
        <draw:frame presentation:style-name="pr2" draw:text-style-name="P1" draw:layer="layout" svg:width="25.199cm" svg:height="3.507cm" svg:x="1.4cm" svg:y="0.837cm" presentation:class="title">
          <draw:text-box>
            <text:p text:style-name="P1">Main Ideas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Enable reasoning on OWL from Python</text:p>
              </text:list-item>
            </text:list>
            <text:list text:style-name="L3">
              <text:list-item>
                <text:p text:style-name="P3">Map OWL triples to a constraint program</text:p>
              </text:list-item>
            </text:list>
            <text:list text:style-name="L3">
              <text:list-item>
                <text:p text:style-name="P3">Use the constraint solver in PyPy</text:p>
              </text:list-item>
            </text:list>
            <text:list text:style-name="L3">
              <text:list-item>
                <text:list>
                  <text:list-item>
                    <text:p text:style-name="P4">Will work on many platform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ll work in many environments</text:p>
                  </text:list-item>
                </text:list>
              </text:list-item>
            </text:list>
            <text:list text:style-name="L3">
              <text:list-item>
                <text:p text:style-name="P3">Use the PyPy JIT-compiler to create fast program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cm" svg:y="2.257cm" draw:page-number="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Constraint Programming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Variables</text:p>
              </text:list-item>
            </text:list>
            <text:list text:style-name="L3">
              <text:list-item>
                <text:p text:style-name="P3">Domains</text:p>
              </text:list-item>
            </text:list>
            <text:list text:style-name="L3">
              <text:list-item>
                <text:list>
                  <text:list-item>
                    <text:p text:style-name="P4">A set of possible values for a Variable</text:p>
                  </text:list-item>
                </text:list>
              </text:list-item>
            </text:list>
            <text:list text:style-name="L3">
              <text:list-item>
                <text:p text:style-name="P3">Constraints</text:p>
              </text:list-item>
            </text:list>
            <text:list text:style-name="L3">
              <text:list-item>
                <text:list>
                  <text:list-item>
                    <text:p text:style-name="P4">Rules that can be used to narrow the domains</text:p>
                  </text:list-item>
                </text:list>
              </text:list-item>
            </text:list>
          </draw:text-box>
        </draw:frame>
        <draw:frame draw:style-name="gr2" draw:layer="layout" svg:width="7.762cm" svg:height="5.228cm" svg:x="3cm" svg:y="14.772cm">
          <draw:text-box>
            <text:p text:style-name="P1"><text:s text:c="4"/>x = [1, 2, 3, 4]</text:p>
            <text:p text:style-name="P1"><text:s text:c="4"/>y = [1, 2, 3, 4]</text:p>
            <text:p text:style-name="P1"><text:s text:c="4"/></text:p>
            <text:p text:style-name="P1"><text:s text:c="4"/>constraint = "x + y &gt; 6" </text:p>
            <text:p text:style-name="P1">Result </text:p>
            <text:p text:style-name="P1"><text:s text:c="4"/>x = [3, 4]</text:p>
            <text:p text:style-name="P1"><text:s text:c="4"/>y = [3, 4]</text:p>
          </draw:text-box>
        </draw:frame>
        <presentation:notes draw:style-name="dp2">
          <draw:page-thumbnail draw:style-name="gr3" draw:layer="layout" svg:width="14.848cm" svg:height="11.136cm" svg:x="3.07cm" svg:y="2.257cm" draw:page-number="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<text:span text:style-name="T2">Mapping OWL triples to constraints</text:span>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Classes maps to domains</text:p>
              </text:list-item>
            </text:list>
            <text:list text:style-name="L3">
              <text:list-item>
                <text:list>
                  <text:list-item>
                    <text:p text:style-name="P4">(:car rdf:type owl:Class) -&gt; car = ClassDomain()</text:p>
                  </text:list-item>
                </text:list>
              </text:list-item>
            </text:list>
            <text:list text:style-name="L3">
              <text:list-item>
                <text:p text:style-name="P3">Individuals maps to elements in domains</text:p>
              </text:list-item>
            </text:list>
            <text:list text:style-name="L3">
              <text:list-item>
                <text:list>
                  <text:list-item>
                    <text:p text:style-name="P4">(:Audi rdf:type :car) -&gt;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udi = Individual(); car.add(Audi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roperties maps to special domains</text:p>
              </text:list-item>
            </text:list>
            <text:list text:style-name="L3">
              <text:list-item>
                <text:p text:style-name="P3">The builtin predicates maps to constraints</text:p>
              </text:list-item>
            </text:list>
            <text:list text:style-name="L3">
              <text:list-item>
                <text:list>
                  <text:list-item>
                    <text:p text:style-name="P4">We have to build the constraint from the trip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<text:span text:style-name="T2">Mapping OWL triples to constraints</text:span>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ome constraints checks assertions</text:p>
              </text:list-item>
            </text:list>
            <text:list text:style-name="L3">
              <text:list-item>
                <text:p text:style-name="P3">Special domains needed for reason about schemas</text:p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draw:style-name="gr4" draw:text-style-name="P1" draw:layer="layout" svg:width="17.5cm" svg:height="12.783cm" svg:x="3cm" svg:y="4.717cm">
          <draw:text-box>
            <text:p text:style-name="P1">_:a rdf:type owl:Restriction .</text:p>
            <text:p text:style-name="P1">_:a owl:maxCardinality "2"^^xsd:nonNegativeInteger <text:s/>.</text:p>
            <text:p text:style-name="P1">_:a owl:onProperty first:prop .</text:p>
            <text:p text:style-name="P1">first:sb1 rdf:type _:a .</text:p>
            <text:p text:style-name="P1">first:sb1 first:prop first:ob1 .</text:p>
            <text:p text:style-name="P1">first:sb1 first:prop first:ob2 .</text:p>
            <text:p text:style-name="P1">first:sb1 first:prop first:ob3 .</text:p>
            <text:p text:style-name="P1">first:ob1 owl:differentFrom first:ob2 .</text:p>
            <text:p text:style-name="P1">first:ob1 owl:differentFrom first:ob3 .</text:p>
            <text:p text:style-name="P1">first:ob2 owl:differentFrom first:ob3 .</text:p>
            <text:p text:style-name="P1">first:prop rdf:type owl:ObjectProperty .</text:p>
            <text:p text:style-name="P1"/>
            <text:p text:style-name="P1">prop = ((sb1,ob1), (sb1,ob2), (sb1,ob3))</text:p>
            <text:p text:style-name="P1">cons = “ len(prop_for_sb1) &lt;= 2” -&gt; ConsistencyFailure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Results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The target is OWL-DL</text:p>
              </text:list-item>
            </text:list>
            <text:list text:style-name="L3">
              <text:list-item>
                <text:list>
                  <text:list-item>
                    <text:p text:style-name="P4">OWL-Full is possible, but not useful ?</text:p>
                  </text:list-item>
                </text:list>
              </text:list-item>
            </text:list>
            <text:list text:style-name="L3">
              <text:list-item>
                <text:p text:style-name="P3">Reasoning about Individuals</text:p>
              </text:list-item>
            </text:list>
            <text:list text:style-name="L3">
              <text:list-item>
                <text:p text:style-name="P3">Reasoning about schema</text:p>
              </text:list-item>
            </text:list>
            <text:list text:style-name="L3">
              <text:list-item>
                <text:list>
                  <text:list-item>
                    <text:p text:style-name="P4">Not finished – will be in june</text:p>
                  </text:list-item>
                </text:list>
              </text:list-item>
            </text:list>
            <text:list text:style-name="L3">
              <text:list-item>
                <text:p text:style-name="P3">A Logic Object Space in PyPy</text:p>
              </text:list-item>
            </text:list>
            <text:list text:style-name="L3">
              <text:list-item>
                <text:list>
                  <text:list-item>
                    <text:p text:style-name="P4">Will be finished in ju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Future Work</text:p>
          </draw:text-box>
        </draw:frame>
        <draw:frame presentation:style-name="pr3" draw:text-style-name="P3" draw:layer="layout" svg:width="25.199cm" svg:height="14.134cm" svg:x="1.4cm" svg:y="4.914cm" presentation:class="outline" presentation:user-transformed="true">
          <draw:text-box>
            <text:list text:style-name="L3">
              <text:list-item>
                <text:p text:style-name="P3">SPARQL</text:p>
              </text:list-item>
            </text:list>
            <text:list text:style-name="L3">
              <text:list-item>
                <text:list>
                  <text:list-item>
                    <text:p text:style-name="P4">Query language – due in August</text:p>
                  </text:list-item>
                </text:list>
              </text:list-item>
            </text:list>
            <text:list text:style-name="L3">
              <text:list-item>
                <text:p text:style-name="P3">Python to OWL</text:p>
              </text:list-item>
            </text:list>
            <text:list text:style-name="L3">
              <text:list-item>
                <text:list>
                  <text:list-item>
                    <text:p text:style-name="P4">Using the PyPy translation tool to produce OW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t a part of the EU project</text:p>
                  </text:list-item>
                </text:list>
              </text:list-item>
            </text:list>
            <text:list text:style-name="L3">
              <text:list-item>
                <text:p text:style-name="P3">OWL to Python</text:p>
              </text:list-item>
            </text:list>
            <text:list text:style-name="L3">
              <text:list-item>
                <text:list>
                  <text:list-item>
                    <text:p text:style-name="P4">Not a part of the EU project</text:p>
                  </text:list-item>
                </text:list>
              </text:list-item>
            </text:list>
            <text:list text:style-name="L3">
              <text:list-item>
                <text:p text:style-name="P3">CRUD for OWL in Python</text:p>
              </text:list-item>
            </text:list>
            <text:list text:style-name="L3">
              <text:list-item>
                <text:list>
                  <text:list-item>
                    <text:p text:style-name="P4">Either through SPARQL or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cm" svg:y="2.257cm" draw:page-number="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16cm" draw:page-number="1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creation-date>2006-06-01T09:21:39</meta:creation-date>
    <dc:date>2006-06-01T12:50:46</dc:date>
    <dc:language>en-US</dc:language>
    <meta:editing-cycles>3</meta:editing-cycles>
    <meta:editing-duration>PT3H29M25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